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b78f" officeooo:paragraph-rsid="001ab78f" style:font-size-asian="14pt" style:font-size-complex="14pt"/>
    </style:style>
    <style:style style:name="P2" style:family="paragraph" style:parent-style-name="Standard">
      <style:text-properties fo:font-size="14pt" officeooo:rsid="001bfd00" officeooo:paragraph-rsid="001bfd00" style:font-size-asian="14pt" style:font-size-complex="14pt"/>
    </style:style>
    <style:style style:name="P3" style:family="paragraph" style:parent-style-name="Standard">
      <style:text-properties fo:font-size="14pt" officeooo:rsid="001bfd00" officeooo:paragraph-rsid="001cbc95" style:font-size-asian="14pt" style:font-size-complex="14pt"/>
    </style:style>
    <style:style style:name="P4" style:family="paragraph" style:parent-style-name="Standard">
      <style:text-properties fo:font-size="14pt" officeooo:rsid="001cbc95" officeooo:paragraph-rsid="001cbc95" style:font-size-asian="14pt" style:font-size-complex="14pt"/>
    </style:style>
    <style:style style:name="P5" style:family="paragraph" style:parent-style-name="Standard">
      <style:text-properties fo:font-size="14pt" officeooo:rsid="0022111a" officeooo:paragraph-rsid="0022111a" style:font-size-asian="14pt" style:font-size-complex="14pt"/>
    </style:style>
    <style:style style:name="P6" style:family="paragraph" style:parent-style-name="Standard">
      <style:text-properties fo:font-size="14pt" officeooo:rsid="00204093" officeooo:paragraph-rsid="00204093" style:font-size-asian="14pt" style:font-size-complex="14pt"/>
    </style:style>
    <style:style style:name="P7" style:family="paragraph" style:parent-style-name="Standard">
      <style:text-properties fo:font-size="14pt" officeooo:rsid="001d6eb7" officeooo:paragraph-rsid="001d6eb7" style:font-size-asian="14pt" style:font-size-complex="14pt"/>
    </style:style>
    <style:style style:name="P8" style:family="paragraph" style:parent-style-name="Standard">
      <style:text-properties fo:font-size="14pt" officeooo:rsid="001bfd00" officeooo:paragraph-rsid="001bfd00" style:font-size-asian="14pt" style:font-size-complex="14pt"/>
    </style:style>
    <style:style style:name="P9" style:family="paragraph" style:parent-style-name="Standard">
      <style:text-properties fo:font-size="14pt" officeooo:rsid="001bfd00" officeooo:paragraph-rsid="0023d3bf" style:font-size-asian="14pt" style:font-size-complex="14pt"/>
    </style:style>
    <style:style style:name="T1" style:family="text">
      <style:text-properties officeooo:rsid="0023d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ding Tasks</text:p>
      <text:p text:style-name="P1"/>
      <text:p text:style-name="P1">Kafka</text:p>
      <text:p text:style-name="P1">Zookeeper</text:p>
      <text:p text:style-name="P1">Adding user</text:p>
      <text:p text:style-name="P1">Creatint Topic</text:p>
      <text:p text:style-name="P1">Assign User</text:p>
      <text:p text:style-name="P1">Log Retentions</text:p>
      <text:p text:style-name="P1">Performance testing</text:p>
      <text:p text:style-name="P1"/>
      <text:p text:style-name="P1">Multinode cluster on Virtual box and on Droplets</text:p>
      <text:p text:style-name="P1">Setting up SSH</text:p>
      <text:p text:style-name="P1">Setting IP setttings</text:p>
      <text:p text:style-name="P2"/>
      <text:p text:style-name="P2">Node Mananement</text:p>
      <text:p text:style-name="P2"/>
      <text:p text:style-name="P2">Comissioning and decomissioning nodes</text:p>
      <text:p text:style-name="P2"/>
      <text:p text:style-name="P2"/>
      <text:p text:style-name="P9"><text:span text:style-name="T1">Winows tools:</text:span></text:p>
      <text:p text:style-name="P9">Active Directory</text:p>
      <text:p text:style-name="P3">Putty / SSH in Ubuntu</text:p>
      <text:p text:style-name="P2"/>
      <text:p text:style-name="P2">Oozie </text:p>
      <text:p text:style-name="P2">Admin tools</text:p>
      <text:p text:style-name="P2">Schelding jobs</text:p>
      <text:p text:style-name="P4">All hadoop sites</text:p>
      <text:p text:style-name="P2"/>
      <text:p text:style-name="P5">Performance tunning:</text:p>
      <text:p text:style-name="P5">Killing tasks, monutoring tasks</text:p>
      <text:p text:style-name="P5">Editing swap parition size / swapiness /min memory options</text:p>
      <text:p text:style-name="P5"/>
      <text:p text:style-name="P2"/>
      <text:p text:style-name="P2"/>
      <text:p text:style-name="P6">Not doing PySpark or Python – focusing on Admin tools</text:p>
      <text:p text:style-name="P2"/>
      <text:p text:style-name="P7">Pending Homework: HIVE and SCOOP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0:06:32.078798617</meta:creation-date>
    <dc:date>2018-11-11T14:10:04.287880497</dc:date>
    <meta:editing-duration>PT8M58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25" meta:word-count="80" meta:character-count="521" meta:non-whitespace-character-count="464"/>
  </office:meta>
</office:document-meta>
</file>